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9.58mm"/>
    </style:style>
    <style:style style:name="co4" style:family="table-column">
      <style:table-column-properties fo:break-before="auto" style:column-width="27.2mm"/>
    </style:style>
    <style:style style:name="co5" style:family="table-column">
      <style:table-column-properties fo:break-before="auto" style:column-width="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cc00" fo:border="0.06pt solid #000000" fo:padding="0.65mm"/>
    </style:style>
    <style:style style:name="ce8" style:family="table-cell" style:parent-style-name="Default">
      <style:table-cell-properties fo:border="0.06pt solid #000000" fo:padding="0.65mm"/>
    </style:style>
    <style:style style:name="ce9" style:family="table-cell" style:parent-style-name="Default">
      <style:table-cell-properties style:text-align-source="fix" style:repeat-content="false" fo:border="0.06pt solid #000000" fo:padding="0.65mm"/>
      <style:paragraph-properties fo:text-align="end" fo:margin-left="0mm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29" style:family="table-cell" style:parent-style-name="Default" style:data-style-name="N0"/>
    <style:style style:name="T1" style:family="text">
      <style:text-properties fo:color="#cc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3"/>
        <table:table-row table:style-name="ro1">
          <table:table-cell office:value-type="string" calcext:value-type="string">
            <text:p>Torque investigati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- Measurements using jig attached to robot whe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weights are units of a washer 2 cm across and 2 mm thi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starting point is horizontal, with jig held in position by motor to avoid ramp 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5 tests done for each combination of motor control value, and counterw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value in cell is percent of successful rota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 motor needs to overcome 2 forc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 inertia of ji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 mass of washer load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asher count 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otor Control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astest <text:s text:c="2"/>300 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</table:table-row>
        <table:table-row table:style-name="ro1">
          <table:table-cell/>
          <table:table-cell table:style-name="ce2" office:value-type="string" calcext:value-type="string">
            <text:p>350 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8"/>
        </table:table-row>
        <table:table-row table:style-name="ro1">
          <table:table-cell/>
          <table:table-cell table:style-name="ce2" office:value-type="string" calcext:value-type="string">
            <text:p>400 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table:number-columns-repeated="5"/>
        </table:table-row>
        <table:table-row table:style-name="ro1">
          <table:table-cell/>
          <table:table-cell table:style-name="ce2" office:value-type="string" calcext:value-type="string">
            <text:p>450 </text:p>
          </table:table-cell>
          <table:table-cell table:style-name="ce5" table:number-columns-repeated="2"/>
          <table:table-cell table:number-columns-repeated="3" table:style-name="ce5" office:value-type="float" office:value="100" calcext:value-type="float">
            <text:p>100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2" office:value-type="string" calcext:value-type="string">
            <text:p>500 </text:p>
          </table:table-cell>
          <table:table-cell table:style-name="ce5" table:number-columns-repeated="4"/>
          <table:table-cell table:number-columns-repeated="5" table:style-name="ce5" office:value-type="float" office:value="100" calcext:value-type="float">
            <text:p>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 office:value-type="string" calcext:value-type="string">
            <text:p>Slowest <text:s text:c="2"/>550 </text:p>
          </table:table-cell>
          <table:table-cell table:style-name="ce5" table:number-columns-repeated="7"/>
          <table:table-cell table:number-columns-repeated="3" table:style-name="ce5" office:value-type="float" office:value="100" calcext:value-type="float">
            <text:p>100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pecification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from: <text:a xlink:href="https://www.convert-me.com/en/convert/torque/" xlink:type="simple">https://www.convert-me.com/en/convert/torque/</text:a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7" office:value-type="string" calcext:value-type="string">
            <text:p>Newton meter</text:p>
          </table:table-cell>
          <table:table-cell table:style-name="ce7" office:value-type="string" calcext:value-type="string">
            <text:p>Newton cm</text:p>
          </table:table-cell>
          <table:table-cell table:style-name="ce7" office:value-type="string" calcext:value-type="string">
            <text:p>Kg meter</text:p>
          </table:table-cell>
          <table:table-cell table:style-name="ce7" office:value-type="string" calcext:value-type="string">
            <text:p>Kg cm</text:p>
          </table:table-cell>
          <table:table-cell table:style-name="ce7" office:value-type="string" calcext:value-type="string">
            <text:p>gram meter</text:p>
          </table:table-cell>
          <table:table-cell table:style-name="ce7" office:value-type="string" calcext:value-type="string">
            <text:p>gram cm</text:p>
          </table:table-cell>
          <table:table-cell table:style-name="ce7" office:value-type="string" calcext:value-type="string">
            <text:p>oz inch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.10197" calcext:value-type="float">
            <text:p>0.10197</text:p>
          </table:table-cell>
          <table:table-cell table:style-name="ce8" office:value-type="float" office:value="10.197" calcext:value-type="float">
            <text:p>10.197</text:p>
          </table:table-cell>
          <table:table-cell table:style-name="ce8" office:value-type="float" office:value="101.97" calcext:value-type="float">
            <text:p>101.97</text:p>
          </table:table-cell>
          <table:table-cell table:style-name="ce8" office:value-type="float" office:value="10197" calcext:value-type="float">
            <text:p>10197</text:p>
          </table:table-cell>
          <table:table-cell table:style-name="ce8" office:value-type="float" office:value="141.61" calcext:value-type="float">
            <text:p>141.61</text:p>
          </table:table-cell>
          <table:table-cell/>
          <table:table-cell table:formula="of:=[.H4]*0.185" office:value-type="float" office:value="26.19785" calcext:value-type="float">
            <text:p>26.19785</text:p>
          </table:table-cell>
        </table:table-row>
        <table:table-row table:style-name="ro3">
          <table:table-cell/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0197" calcext:value-type="float">
            <text:p>0.0010197</text:p>
          </table:table-cell>
          <table:table-cell table:style-name="ce8" office:value-type="float" office:value="0.10197" calcext:value-type="float">
            <text:p>0.10197</text:p>
          </table:table-cell>
          <table:table-cell table:style-name="ce8" office:value-type="float" office:value="1.0197" calcext:value-type="float">
            <text:p>1.0197</text:p>
          </table:table-cell>
          <table:table-cell table:style-name="ce8" office:value-type="float" office:value="101.97" calcext:value-type="float">
            <text:p>101.97</text:p>
          </table:table-cell>
          <table:table-cell table:style-name="ce8" office:value-type="float" office:value="1.4161" calcext:value-type="float">
            <text:p>1.4161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9.8067" calcext:value-type="float">
            <text:p>9.8067</text:p>
          </table:table-cell>
          <table:table-cell table:style-name="ce8" office:value-type="float" office:value="980.67" calcext:value-type="float">
            <text:p>980.6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1388.7" calcext:value-type="float">
            <text:p>1388.7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0.098067" calcext:value-type="float">
            <text:p>0.098067</text:p>
          </table:table-cell>
          <table:table-cell table:style-name="ce8" office:value-type="float" office:value="9.8067" calcext:value-type="float">
            <text:p>9.8067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3.887" calcext:value-type="float">
            <text:p>13.887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0.0098067" calcext:value-type="float">
            <text:p>0.0098067</text:p>
          </table:table-cell>
          <table:table-cell table:style-name="ce8" office:value-type="float" office:value="0.98067" calcext:value-type="float">
            <text:p>0.9806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.3887" calcext:value-type="float">
            <text:p>1.3887</text:p>
          </table:table-cell>
          <table:table-cell table:number-columns-repeated="2"/>
        </table:table-row>
        <table:table-row table:style-name="ro3">
          <table:table-cell/>
          <table:table-cell table:style-name="ce9" office:value-type="string" calcext:value-type="string">
            <text:p>0.000098067</text:p>
          </table:table-cell>
          <table:table-cell table:style-name="ce8" office:value-type="float" office:value="0.0098067" calcext:value-type="float">
            <text:p>0.0098067</text:p>
          </table:table-cell>
          <table:table-cell table:style-name="ce9" office:value-type="string" calcext:value-type="string">
            <text:p>0.000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13887" calcext:value-type="float">
            <text:p>0.013887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0.0070616" calcext:value-type="float">
            <text:p>0.0070616</text:p>
          </table:table-cell>
          <table:table-cell table:style-name="ce8" office:value-type="float" office:value="0.70616" calcext:value-type="float">
            <text:p>0.70616</text:p>
          </table:table-cell>
          <table:table-cell table:style-name="ce8" office:value-type="float" office:value="0.00072008" calcext:value-type="float">
            <text:p>0.00072008</text:p>
          </table:table-cell>
          <table:table-cell table:style-name="ce8" office:value-type="float" office:value="0.072008" calcext:value-type="float">
            <text:p>0.072008</text:p>
          </table:table-cell>
          <table:table-cell table:style-name="ce8" office:value-type="float" office:value="0.72008" calcext:value-type="float">
            <text:p>0.72008</text:p>
          </table:table-cell>
          <table:table-cell table:style-name="ce8" office:value-type="float" office:value="72.008" calcext:value-type="float">
            <text:p>72.00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www.robotshop.com/ca/en/rbsoy03-soyo-unipolar-stepper-motor.html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Our original motor</text:p>
          </table:table-cell>
          <table:table-cell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unipola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table:style-name="ce11" office:value-type="float" office:value="2.6" calcext:value-type="float">
            <text:p>2.6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36.1" calcext:value-type="float">
            <text:p>36.1</text:p>
          </table:table-cell>
          <table:table-cell table:style-name="ce5" office:value-type="float" office:value="25.497" calcext:value-type="float">
            <text:p>25.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table:style-name="ce5" office:value-type="float" office:value="0.15" calcext:value-type="float">
            <text:p>0.15</text:p>
          </table:table-cell>
          <table:table-cell table:style-name="ce11" office:value-type="float" office:value="150" calcext:value-type="float">
            <text:p>150</text:p>
          </table:table-cell>
          <table:table-cell table:style-name="ce5" office:value-type="float" office:value="2.083" calcext:value-type="float">
            <text:p>2.083</text:p>
          </table:table-cell>
          <table:table-cell table:style-name="ce5" office:value-type="float" office:value="1.471" calcext:value-type="float">
            <text:p>1.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style-name="ce5" office:value-type="float" office:value="2.5493" calcext:value-type="float">
            <text:p>2.5493</text:p>
          </table:table-cell>
          <table:table-cell table:style-name="ce5" office:value-type="float" office:value="2549.3" calcext:value-type="float">
            <text:p>2549.3</text:p>
          </table:table-cell>
          <table:table-cell table:style-name="ce5" office:value-type="float" office:value="35.4" calcext:value-type="float">
            <text:p>35.4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&lt;-- eyeballed from graph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ull out torque drops off above 900 half-step PPS, = 1.111 msec/pulse, = 55 interrupts at 20 usec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 calcext:value-type="string">
            <text:p>Joop Brokking’s alternative 12V motor <text:span text:style-name="T1">(1.2A per phase)</text:span></text:p>
          </table:table-cell>
          <table:table-cell table:number-columns-repeated="3"/>
          <table:table-cell office:value-type="string" calcext:value-type="string">
            <text:p>https://www.dx.com/p/geeetech-3d-printer-reprap-1-8-degree-anti-slip-42yb-stepper-motor-black-20495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bipola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office:value-type="float" office:value="4.8946" calcext:value-type="float">
            <text:p>4.8946</text:p>
          </table:table-cell>
          <table:table-cell office:value-type="float" office:value="48.946" calcext:value-type="float">
            <text:p>48.946</text:p>
          </table:table-cell>
          <table:table-cell office:value-type="float" office:value="67.974" calcext:value-type="float">
            <text:p>67.974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office:value-type="float" office:value="0.26513" calcext:value-type="float">
            <text:p>0.26513</text:p>
          </table:table-cell>
          <table:table-cell office:value-type="float" office:value="2.6513" calcext:value-type="float">
            <text:p>2.6513</text:p>
          </table:table-cell>
          <table:table-cell office:value-type="float" office:value="3.6819" calcext:value-type="float">
            <text:p>3.6819</text:p>
          </table:table-cell>
          <table:table-cell office:value-type="float" office:value="2.6" calcext:value-type="float">
            <text:p>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Our latest steppers, <text:a xlink:href="https://www.amazon.ca/Stepper-Bipolar-42x34mm-Connector-Printer/dp/B06ZY5KZSJ/ref=sr_1_3?ie=UTF8&amp;qid=1544105152&amp;sr=8-3&amp;keywords=stepper+nema+17" xlink:type="simple">https://www.amazon.ca/Stepper-Bipolar-42x34mm-Connector-Printer/dp/B06ZY5KZSJ/ref=sr_1_3?ie=UTF8&amp;qid=1544105152&amp;sr=8-3&amp;keywords=stepper+nema+17</text:a>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text:p>Kg Cm</text:p>
          </table:table-cell>
          <table:table-cell table:style-name="ce10" office:value-type="string" calcext:value-type="string">
            <text:p>gm cm</text:p>
          </table:table-cell>
          <table:table-cell table:style-name="ce10" office:value-type="string" calcext:value-type="string">
            <text:p>oz inch</text:p>
          </table:table-cell>
          <table:table-cell table:style-name="ce10" office:value-type="string" calcext:value-type="string">
            <text:p>N cm</text:p>
          </table:table-cell>
          <table:table-cell office:value-type="string" calcext:value-type="string">
            <text:p>(bipola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lding torque</text:p>
          </table:table-cell>
          <table:table-cell table:number-columns-repeated="2"/>
          <table:table-cell office:value-type="float" office:value="36.8" calcext:value-type="float">
            <text:p>36.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tent torque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l out torqu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f:</text:p>
          </table:table-cell>
          <table:table-cell office:value-type="string" calcext:value-type="string">
            <text:p>https://www.orientalmotor.com/stepper-motors/technology/unipolar-bipolar-connections.html</text:p>
          </table:table-cell>
          <table:table-cell table:number-columns-repeated="8"/>
        </table:table-row>
      </table:table>
      <table:table table:name="Tilt Torque per Angle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Angle</text:p>
          </table:table-cell>
          <table:table-cell table:style-name="ce25" office:value-type="string" calcext:value-type="string">
            <text:p>tilt torque</text:p>
          </table:table-cell>
          <table:table-cell table:style-name="ce27"/>
          <table:table-cell office:value-type="string" calcext:value-type="string">
            <text:p>Pivoting weight (excluding motors and wheels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degrees</text:p>
          </table:table-cell>
          <table:table-cell table:style-name="ce26" office:value-type="string" calcext:value-type="string">
            <text:p>KgM</text:p>
          </table:table-cell>
          <table:table-cell table:style-name="ce28" office:value-type="string" calcext:value-type="string">
            <text:p>oz-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ROUND([.$E$4] * SIN([.B4]/57.296)*0.165;4)" office:value-type="float" office:value="0" calcext:value-type="float">
            <text:p>0</text:p>
          </table:table-cell>
          <table:table-cell table:formula="of:==ROUND([.C4]*1388.7;4)" office:value-type="float" office:value="0" calcext:value-type="float">
            <text:p>0</text:p>
          </table:table-cell>
          <table:table-cell table:style-name="ce29" table:formula="of:=(1818-230-230-20-20)/1000" office:value-type="float" office:value="1.318" calcext:value-type="float">
            <text:p>1.318</text:p>
          </table:table-cell>
          <table:table-cell office:value-type="string" calcext:value-type="string">
            <text:p><text:s/>K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([.$E$4] * SIN([.B5]/57.296)*0.165;4)" office:value-type="float" office:value="0.0038" calcext:value-type="float">
            <text:p>0.0038</text:p>
          </table:table-cell>
          <table:table-cell table:formula="of:==ROUND([.C5]*1388.7;4)" office:value-type="float" office:value="5.2771" calcext:value-type="float">
            <text:p>5.2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([.$E$4] * SIN([.B6]/57.296)*0.165;4)" office:value-type="float" office:value="0.0076" calcext:value-type="float">
            <text:p>0.0076</text:p>
          </table:table-cell>
          <table:table-cell table:formula="of:==ROUND([.C6]*1388.7;4)" office:value-type="float" office:value="10.5541" calcext:value-type="float">
            <text:p>10.5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([.$E$4] * SIN([.B7]/57.296)*0.165;4)" office:value-type="float" office:value="0.0114" calcext:value-type="float">
            <text:p>0.0114</text:p>
          </table:table-cell>
          <table:table-cell table:formula="of:==ROUND([.C7]*1388.7;4)" office:value-type="float" office:value="15.8312" calcext:value-type="float">
            <text:p>15.8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([.$E$4] * SIN([.B8]/57.296)*0.165;4)" office:value-type="float" office:value="0.0152" calcext:value-type="float">
            <text:p>0.0152</text:p>
          </table:table-cell>
          <table:table-cell table:formula="of:==ROUND([.C8]*1388.7;4)" office:value-type="float" office:value="21.1082" calcext:value-type="float">
            <text:p>21.1082</text:p>
          </table:table-cell>
          <table:table-cell/>
          <table:table-cell office:value-type="string" calcext:value-type="string">
            <text:p>divide by 2 due to having 2 motors?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[.$E$4] * SIN([.B9]/57.296)*0.165;4)" office:value-type="float" office:value="0.019" calcext:value-type="float">
            <text:p>0.019</text:p>
          </table:table-cell>
          <table:table-cell table:formula="of:==ROUND([.C9]*1388.7;4)" office:value-type="float" office:value="26.3853" calcext:value-type="float">
            <text:p>26.38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[.$E$4] * SIN([.B10]/57.296)*0.165;4)" office:value-type="float" office:value="0.0227" calcext:value-type="float">
            <text:p>0.0227</text:p>
          </table:table-cell>
          <table:table-cell table:formula="of:==ROUND([.C10]*1388.7;4)" office:value-type="float" office:value="31.5235" calcext:value-type="float">
            <text:p>31.5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[.$E$4] * SIN([.B11]/57.296)*0.165;4)" office:value-type="float" office:value="0.0265" calcext:value-type="float">
            <text:p>0.0265</text:p>
          </table:table-cell>
          <table:table-cell table:formula="of:==ROUND([.C11]*1388.7;4)" office:value-type="float" office:value="36.8006" calcext:value-type="float">
            <text:p>36.80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[.$E$4] * SIN([.B12]/57.296)*0.165;4)" office:value-type="float" office:value="0.0303" calcext:value-type="float">
            <text:p>0.0303</text:p>
          </table:table-cell>
          <table:table-cell table:formula="of:==ROUND([.C12]*1388.7;4)" office:value-type="float" office:value="42.0776" calcext:value-type="float">
            <text:p>42.07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[.$E$4] * SIN([.B13]/57.296)*0.165;4)" office:value-type="float" office:value="0.034" calcext:value-type="float">
            <text:p>0.034</text:p>
          </table:table-cell>
          <table:table-cell table:formula="of:==ROUND([.C13]*1388.7;4)" office:value-type="float" office:value="47.2158" calcext:value-type="float">
            <text:p>47.2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[.$E$4] * SIN([.B14]/57.296)*0.165;4)" office:value-type="float" office:value="0.0378" calcext:value-type="float">
            <text:p>0.0378</text:p>
          </table:table-cell>
          <table:table-cell table:formula="of:==ROUND([.C14]*1388.7;4)" office:value-type="float" office:value="52.4929" calcext:value-type="float">
            <text:p>52.49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([.$E$4] * SIN([.B15]/57.296)*0.165;4)" office:value-type="float" office:value="0.0415" calcext:value-type="float">
            <text:p>0.0415</text:p>
          </table:table-cell>
          <table:table-cell table:formula="of:==ROUND([.C15]*1388.7;4)" office:value-type="float" office:value="57.6311" calcext:value-type="float">
            <text:p>57.6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[.$E$4] * SIN([.B16]/57.296)*0.165;4)" office:value-type="float" office:value="0.0452" calcext:value-type="float">
            <text:p>0.0452</text:p>
          </table:table-cell>
          <table:table-cell table:formula="of:==ROUND([.C16]*1388.7;4)" office:value-type="float" office:value="62.7692" calcext:value-type="float">
            <text:p>62.76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([.$E$4] * SIN([.B17]/57.296)*0.165;4)" office:value-type="float" office:value="0.0489" calcext:value-type="float">
            <text:p>0.0489</text:p>
          </table:table-cell>
          <table:table-cell table:formula="of:==ROUND([.C17]*1388.7;4)" office:value-type="float" office:value="67.9074" calcext:value-type="float">
            <text:p>67.9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([.$E$4] * SIN([.B18]/57.296)*0.165;4)" office:value-type="float" office:value="0.0526" calcext:value-type="float">
            <text:p>0.0526</text:p>
          </table:table-cell>
          <table:table-cell table:formula="of:==ROUND([.C18]*1388.7;4)" office:value-type="float" office:value="73.0456" calcext:value-type="float">
            <text:p>73.0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([.$E$4] * SIN([.B19]/57.296)*0.165;4)" office:value-type="float" office:value="0.0563" calcext:value-type="float">
            <text:p>0.0563</text:p>
          </table:table-cell>
          <table:table-cell table:formula="of:==ROUND([.C19]*1388.7;4)" office:value-type="float" office:value="78.1838" calcext:value-type="float">
            <text:p>78.1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([.$E$4] * SIN([.B20]/57.296)*0.165;4)" office:value-type="float" office:value="0.0599" calcext:value-type="float">
            <text:p>0.0599</text:p>
          </table:table-cell>
          <table:table-cell table:formula="of:==ROUND([.C20]*1388.7;4)" office:value-type="float" office:value="83.1831" calcext:value-type="float">
            <text:p>83.18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([.$E$4] * SIN([.B21]/57.296)*0.165;4)" office:value-type="float" office:value="0.0636" calcext:value-type="float">
            <text:p>0.0636</text:p>
          </table:table-cell>
          <table:table-cell table:formula="of:==ROUND([.C21]*1388.7;4)" office:value-type="float" office:value="88.3213" calcext:value-type="float">
            <text:p>88.3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([.$E$4] * SIN([.B22]/57.296)*0.165;4)" office:value-type="float" office:value="0.0672" calcext:value-type="float">
            <text:p>0.0672</text:p>
          </table:table-cell>
          <table:table-cell table:formula="of:==ROUND([.C22]*1388.7;4)" office:value-type="float" office:value="93.3206" calcext:value-type="float">
            <text:p>93.32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([.$E$4] * SIN([.B23]/57.296)*0.165;4)" office:value-type="float" office:value="0.0708" calcext:value-type="float">
            <text:p>0.0708</text:p>
          </table:table-cell>
          <table:table-cell table:formula="of:==ROUND([.C23]*1388.7;4)" office:value-type="float" office:value="98.32" calcext:value-type="float">
            <text:p>98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[.$E$4] * SIN([.B24]/57.296)*0.165;4)" office:value-type="float" office:value="0.0744" calcext:value-type="float">
            <text:p>0.0744</text:p>
          </table:table-cell>
          <table:table-cell table:formula="of:==ROUND([.C24]*1388.7;4)" office:value-type="float" office:value="103.3193" calcext:value-type="float">
            <text:p>103.3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[.$E$4] * SIN([.B25]/57.296)*0.165;4)" office:value-type="float" office:value="0.1087" calcext:value-type="float">
            <text:p>0.1087</text:p>
          </table:table-cell>
          <table:table-cell table:formula="of:==ROUND([.C25]*1388.7;4)" office:value-type="float" office:value="150.9517" calcext:value-type="float">
            <text:p>150.9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OUND([.$E$4] * SIN([.B26]/57.296)*0.165;4)" office:value-type="float" office:value="0.2175" calcext:value-type="float">
            <text:p>0.2175</text:p>
          </table:table-cell>
          <table:table-cell table:formula="of:==ROUND([.C26]*1388.7;4)" office:value-type="float" office:value="302.0423" calcext:value-type="float">
            <text:p>302.0423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00-00-00</text:date>, <text:time style:data-style-name="N2" text:time-value="00:12:33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01:12.888000000</meta:creation-date>
    <dc:date>2019-01-20T00:36:12.107000000</dc:date>
    <meta:editing-duration>PT4H44M15S</meta:editing-duration>
    <meta:editing-cycles>7</meta:editing-cycles>
    <meta:generator>LibreOffice/6.1.3.2$Windows_X86_64 LibreOffice_project/86daf60bf00efa86ad547e59e09d6bb77c699acb</meta:generator>
    <meta:document-statistic meta:table-count="3" meta:cell-count="239" meta:object-count="0"/>
  </office:meta>
</office:document-meta>
</file>